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21cm"/>
    </style:style>
    <style:style style:name="co4" style:family="table-column">
      <style:table-column-properties fo:break-before="auto" style:column-width="1.8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7"/>
    <style:style style:name="ce4" style:family="table-cell" style:parent-style-name="Default" style:data-style-name="N11"/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11">
      <style:text-properties fo:color="#ff0000"/>
    </style:style>
    <style:style style:name="ce9" style:family="table-cell" style:parent-style-name="Default" style:data-style-name="N11">
      <style:text-properties fo:color="#2a6099"/>
    </style:style>
    <style:style style:name="ce10" style:family="table-cell" style:parent-style-name="Default" style:data-style-name="N0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default-cell-style-name="ce4"/>
        <table:table-column table:style-name="co2" table:default-cell-style-name="ce6"/>
        <table:table-column table:style-name="co2" table:number-columns-repeated="2" table:default-cell-style-name="Default"/>
        <table:table-column table:style-name="co4" table:default-cell-style-name="ce4"/>
        <table:table-column table:style-name="co2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Média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style-name="Default" office:value-type="string" calcext:value-type="string">
            <text:p>pb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letras</text:p>
          </table:table-cell>
          <table:table-cell table:style-name="Default"/>
          <table:table-cell table:style-name="Default" office:value-type="string" calcext:value-type="string">
            <text:p>JOSE DENEI ARAUJO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1: Qual a porcentagem de erro: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ce4"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Quant. Erro</text:p>
          </table:table-cell>
          <table:table-cell table:style-name="ce2" office:value-type="string" calcext:value-type="string">
            <text:p>Proporção</text:p>
          </table:table-cell>
          <table:table-cell table:style-name="ce2" office:value-type="string" calcext:value-type="string">
            <text:p>%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5" office:value-type="string" calcext:value-type="string">
            <text:p>Quant.</text:p>
          </table:table-cell>
          <table:table-cell table:style-name="ce7" office:value-type="float" office:value="10000" calcext:value-type="float">
            <text:p>10000</text:p>
          </table:table-cell>
          <table:table-cell table:style-name="Default"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P2: Qual a taxa de err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 (1)</text:p>
          </table:table-cell>
          <table:table-cell office:value-type="float" office:value="1" calcext:value-type="float">
            <text:p>1</text:p>
          </table:table-cell>
          <table:table-cell table:formula="of:=[.B6]/[.$B$3]" office:value-type="float" office:value="0.0185185185185185" calcext:value-type="float">
            <text:p>0,0185</text:p>
          </table:table-cell>
          <table:table-cell table:formula="of:=[.C6]" office:value-type="percentage" office:value="0.0185185185185185" calcext:value-type="percentage">
            <text:p>1,85%</text:p>
          </table:table-cell>
          <table:table-cell table:formula="of:=[.D6]*0.1" office:value-type="percentage" office:value="0.00185185185185185" calcext:value-type="percentage">
            <text:p>0,19%</text:p>
          </table:table-cell>
          <table:table-cell table:formula="of:=[.G6]*[.$G$5]" office:value-type="float" office:value="3500" calcext:value-type="float">
            <text:p>3500</text:p>
          </table:table-cell>
          <table:table-cell table:style-name="ce8" office:value-type="percentage" office:value="0.35" calcext:value-type="percentage">
            <text:p>35,00%</text:p>
          </table:table-cell>
          <table:table-cell table:formula="of:=[.F6]/[.$H$5]" office:value-type="percentage" office:value="0.035" calcext:value-type="percentage">
            <text:p>3,50%</text:p>
          </table:table-cell>
          <table:table-cell table:number-columns-repeated="2"/>
          <table:table-cell table:style-name="ce10"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 (1)</text:p>
          </table:table-cell>
          <table:table-cell office:value-type="float" office:value="1" calcext:value-type="float">
            <text:p>1</text:p>
          </table:table-cell>
          <table:table-cell table:formula="of:=[.B7]/[.$B$3]" office:value-type="float" office:value="0.0185185185185185" calcext:value-type="float">
            <text:p>0,0185</text:p>
          </table:table-cell>
          <table:table-cell table:formula="of:=[.C7]" office:value-type="percentage" office:value="0.0185185185185185" calcext:value-type="percentage">
            <text:p>1,85%</text:p>
          </table:table-cell>
          <table:table-cell table:formula="of:=[.D7]*0.1" office:value-type="percentage" office:value="0.00185185185185185" calcext:value-type="percentage">
            <text:p>0,19%</text:p>
          </table:table-cell>
          <table:table-cell table:formula="of:=[.G7]*[.$G$5]" office:value-type="float" office:value="500" calcext:value-type="float">
            <text:p>500</text:p>
          </table:table-cell>
          <table:table-cell table:style-name="ce8" office:value-type="percentage" office:value="0.05" calcext:value-type="percentage">
            <text:p>5,00%</text:p>
          </table:table-cell>
          <table:table-cell table:formula="of:=[.F7]/[.$H$5]" office:value-type="percentage" office:value="0.005" calcext:value-type="percentage">
            <text:p>0,50%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<text:span text:style-name="T1">Sub</text:span> (2)</text:p>
          </table:table-cell>
          <table:table-cell office:value-type="float" office:value="2" calcext:value-type="float">
            <text:p>2</text:p>
          </table:table-cell>
          <table:table-cell table:formula="of:=[.B8]/[.$B$3]" office:value-type="float" office:value="0.037037037037037" calcext:value-type="float">
            <text:p>0,0370</text:p>
          </table:table-cell>
          <table:table-cell table:formula="of:=[.C8]" office:value-type="percentage" office:value="0.037037037037037" calcext:value-type="percentage">
            <text:p>3,70%</text:p>
          </table:table-cell>
          <table:table-cell table:formula="of:=[.D8]*0.1" office:value-type="percentage" office:value="0.0037037037037037" calcext:value-type="percentage">
            <text:p>0,37%</text:p>
          </table:table-cell>
          <table:table-cell table:formula="of:=[.G8]*[.$G$5]" office:value-type="float" office:value="700" calcext:value-type="float">
            <text:p>700</text:p>
          </table:table-cell>
          <table:table-cell table:style-name="ce8" office:value-type="percentage" office:value="0.07" calcext:value-type="percentage">
            <text:p>7,00%</text:p>
          </table:table-cell>
          <table:table-cell table:formula="of:=[.F8]/[.$H$5]" office:value-type="percentage" office:value="0.007" calcext:value-type="percentage">
            <text:p>0,7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 (3)</text:p>
          </table:table-cell>
          <table:table-cell office:value-type="float" office:value="3" calcext:value-type="float">
            <text:p>3</text:p>
          </table:table-cell>
          <table:table-cell table:formula="of:=[.B9]/[.$B$3]" office:value-type="float" office:value="0.0555555555555556" calcext:value-type="float">
            <text:p>0,0556</text:p>
          </table:table-cell>
          <table:table-cell table:formula="of:=[.C9]" office:value-type="percentage" office:value="0.0555555555555556" calcext:value-type="percentage">
            <text:p>5,56%</text:p>
          </table:table-cell>
          <table:table-cell table:formula="of:=[.D9]*0.1" office:value-type="percentage" office:value="0.00555555555555556" calcext:value-type="percentage">
            <text:p>0,56%</text:p>
          </table:table-cell>
          <table:table-cell table:formula="of:=[.G9]*[.$G$5]" office:value-type="float" office:value="300" calcext:value-type="float">
            <text:p>300</text:p>
          </table:table-cell>
          <table:table-cell table:style-name="ce8" office:value-type="percentage" office:value="0.03" calcext:value-type="percentage">
            <text:p>3,00%</text:p>
          </table:table-cell>
          <table:table-cell table:formula="of:=[.F9]/[.$H$5]" office:value-type="percentage" office:value="0.003" calcext:value-type="percentage">
            <text:p>0,3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 nome-meio mae</text:p>
          </table:table-cell>
          <table:table-cell office:value-type="float" office:value="5" calcext:value-type="float">
            <text:p>5</text:p>
          </table:table-cell>
          <table:table-cell table:formula="of:=[.B10]/[.$B$3]" office:value-type="float" office:value="0.0925925925925926" calcext:value-type="float">
            <text:p>0,0926</text:p>
          </table:table-cell>
          <table:table-cell table:formula="of:=[.C10]" office:value-type="percentage" office:value="0.0925925925925926" calcext:value-type="percentage">
            <text:p>9,26%</text:p>
          </table:table-cell>
          <table:table-cell table:formula="of:=[.D10]*0.1" office:value-type="percentage" office:value="0.00925925925925926" calcext:value-type="percentage">
            <text:p>0,93%</text:p>
          </table:table-cell>
          <table:table-cell table:formula="of:=[.G10]*[.$G$5]" office:value-type="float" office:value="3000" calcext:value-type="float">
            <text:p>3000</text:p>
          </table:table-cell>
          <table:table-cell table:style-name="ce9" office:value-type="percentage" office:value="0.3" calcext:value-type="percentage">
            <text:p>30,00%</text:p>
          </table:table-cell>
          <table:table-cell table:formula="of:=[.F10]/[.$H$5]" office:value-type="percentage" office:value="0.03" calcext:value-type="percentage">
            <text:p>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 nome-meio paciente</text:p>
          </table:table-cell>
          <table:table-cell office:value-type="float" office:value="5" calcext:value-type="float">
            <text:p>5</text:p>
          </table:table-cell>
          <table:table-cell table:formula="of:=[.B11]/[.$B$3]" office:value-type="float" office:value="0.0925925925925926" calcext:value-type="float">
            <text:p>0,0926</text:p>
          </table:table-cell>
          <table:table-cell table:formula="of:=[.C11]" office:value-type="percentage" office:value="0.0925925925925926" calcext:value-type="percentage">
            <text:p>9,26%</text:p>
          </table:table-cell>
          <table:table-cell table:formula="of:=[.D11]*0.1" office:value-type="percentage" office:value="0.00925925925925926" calcext:value-type="percentage">
            <text:p>0,93%</text:p>
          </table:table-cell>
          <table:table-cell table:formula="of:=[.G11]*[.$G$5]" office:value-type="float" office:value="1000" calcext:value-type="float">
            <text:p>1000</text:p>
          </table:table-cell>
          <table:table-cell table:style-name="ce9" office:value-type="percentage" office:value="0.1" calcext:value-type="percentage">
            <text:p>10,00%</text:p>
          </table:table-cell>
          <table:table-cell table:formula="of:=[.F11]/[.$H$5]"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~5-6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SOUSA</text:p>
          </table:table-cell>
          <table:table-cell office:value-type="string" calcext:value-type="string">
            <text:p>ARAUJO</text:p>
          </table:table-cell>
        </table:table-row>
        <table:table-row table:style-name="ro1">
          <table:table-cell office:value-type="string" calcext:value-type="string">
            <text:p>Mae desconhecida</text:p>
          </table:table-cell>
          <table:table-cell office:value-type="float" office:value="18" calcext:value-type="float">
            <text:p>18</text:p>
          </table:table-cell>
          <table:table-cell table:formula="of:=[.B12]/[.$B$3]" office:value-type="float" office:value="0.333333333333333" calcext:value-type="float">
            <text:p>0,3333</text:p>
          </table:table-cell>
          <table:table-cell table:formula="of:=[.C12]" office:value-type="percentage" office:value="0.333333333333333" calcext:value-type="percentage">
            <text:p>33,33%</text:p>
          </table:table-cell>
          <table:table-cell table:formula="of:=[.D12]*0.1" office:value-type="percentage" office:value="0.0333333333333333" calcext:value-type="percentage">
            <text:p>3,33%</text:p>
          </table:table-cell>
          <table:table-cell table:formula="of:=[.G12]*[.$G$5]" office:value-type="float" office:value="100" calcext:value-type="float">
            <text:p>100</text:p>
          </table:table-cell>
          <table:table-cell table:style-name="ce9" office:value-type="percentage" office:value="0.01" calcext:value-type="percentage">
            <text:p>1,00%</text:p>
          </table:table-cell>
          <table:table-cell table:formula="of:=[.F12]/[.$H$5]" office:value-type="percentage" office:value="0.001" calcext:value-type="percentage">
            <text:p>0,10%</text:p>
          </table:table-cell>
          <table:table-cell table:number-columns-repeated="2"/>
          <table:table-cell office:value-type="string" calcext:value-type="string">
            <text:p>ALVES</text:p>
          </table:table-cell>
          <table:table-cell office:value-type="string" calcext:value-type="string">
            <text:p>NUNES</text:p>
          </table:table-cell>
          <table:table-cell office:value-type="string" calcext:value-type="string">
            <text:p>NOVAIS</text:p>
          </table:table-cell>
        </table:table-row>
        <table:table-row table:style-name="ro1">
          <table:table-cell office:value-type="string" calcext:value-type="string">
            <text:p>Mae Nome-Casada</text:p>
          </table:table-cell>
          <table:table-cell office:value-type="float" office:value="5" calcext:value-type="float">
            <text:p>5</text:p>
          </table:table-cell>
          <table:table-cell table:formula="of:=[.B13]/[.$B$3]" office:value-type="float" office:value="0.0925925925925926" calcext:value-type="float">
            <text:p>0,0926</text:p>
          </table:table-cell>
          <table:table-cell table:formula="of:=[.C13]" office:value-type="percentage" office:value="0.0925925925925926" calcext:value-type="percentage">
            <text:p>9,26%</text:p>
          </table:table-cell>
          <table:table-cell table:formula="of:=[.D13]*0.1" office:value-type="percentage" office:value="0.00925925925925926" calcext:value-type="percentage">
            <text:p>0,93%</text:p>
          </table:table-cell>
          <table:table-cell table:formula="of:=[.G13]*[.$G$5]" office:value-type="float" office:value="900" calcext:value-type="float">
            <text:p>900</text:p>
          </table:table-cell>
          <table:table-cell table:style-name="ce9" office:value-type="percentage" office:value="0.09" calcext:value-type="percentage">
            <text:p>9,00%</text:p>
          </table:table-cell>
          <table:table-cell table:formula="of:=[.F13]/[.$H$5]" office:value-type="percentage" office:value="0.009" calcext:value-type="percentage">
            <text:p>0,90%</text:p>
          </table:table-cell>
          <table:table-cell table:number-columns-repeated="2"/>
          <table:table-cell office:value-type="string" calcext:value-type="string">
            <text:p>CASTRO</text:p>
          </table:table-cell>
          <table:table-cell office:value-type="string" calcext:value-type="string">
            <text:p>NEVES</text:p>
          </table:table-cell>
          <table:table-cell office:value-type="string" calcext:value-type="string">
            <text:p>CARVALHO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ce4"/>
          <table:table-cell table:number-columns-repeated="3"/>
          <table:table-cell office:value-type="string" calcext:value-type="string">
            <text:p>PORTELA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BRITO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ce4"/>
          <table:table-cell table:number-columns-repeated="3"/>
          <table:table-cell office:value-type="string" calcext:value-type="string">
            <text:p>RODRIGUES</text:p>
          </table:table-cell>
          <table:table-cell office:value-type="string" calcext:value-type="string">
            <text:p>RIBEIRO</text:p>
          </table:table-cell>
          <table:table-cell office:value-type="string" calcext:value-type="string">
            <text:p>GOMES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percentage-style style:name="N11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5T15:06:43.141284802</meta:creation-date>
    <dc:date>2021-02-05T21:11:40.271731593</dc:date>
    <meta:editing-duration>PT2H59M8S</meta:editing-duration>
    <meta:editing-cycles>5</meta:editing-cycles>
    <meta:generator>LibreOffice/7.0.4.2$Linux_X86_64 LibreOffice_project/1c5f81ee28659974774060c3fe084e73b3bd074b</meta:generator>
    <meta:document-statistic meta:table-count="1" meta:cell-count="97" meta:object-count="0"/>
  </office:meta>
</office:document-meta>
</file>